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TY3114 - Machine Learning and AI</text:p>
      <text:p text:style-name="Heading_20_1">Assignment 1</text:p>
      <text:p text:style-name="Text_20_body"><text:span text:style-name="Strong_20_Emphasis">Author:</text:span> Jabbagh Younes <text:span text:style-name="Strong_20_Emphasis">Date:</text:span> 02/04/2025</text:p>
      <text:p text:style-name="Horizontal_20_Line"/>
      <text:h text:style-name="Heading_20_2" text:outline-level="2">Table of Contents</text:h>
      <text:list xml:id="list794873267" text:style-name="L1">
        <text:list-item>
          <text:p text:style-name="P3">Introduction </text:p>
        </text:list-item>
        <text:list-item>
          <text:p text:style-name="P3">Task 1: Four Fundamental Machine Learning Algorithms </text:p>
        </text:list-item>
        <text:list-item>
          <text:p text:style-name="P3">2.1 Decision Trees </text:p>
        </text:list-item>
        <text:list-item>
          <text:p text:style-name="P3">2.2 Support Vector Machines (SVM) </text:p>
        </text:list-item>
        <text:list-item>
          <text:p text:style-name="P3">2.3 K-Nearest Neighbours (k-NN) </text:p>
        </text:list-item>
        <text:list-item>
          <text:p text:style-name="P3">2.4 Naive Bayes Classifier </text:p>
        </text:list-item>
        <text:list-item>
          <text:p text:style-name="P3">Task 2: Performance Evaluation of Decision Trees </text:p>
        </text:list-item>
        <text:list-item>
          <text:p text:style-name="P3">3.1 Dataset Considerations </text:p>
        </text:list-item>
        <text:list-item>
          <text:p text:style-name="P3">3.2 Evaluation Metrics </text:p>
        </text:list-item>
        <text:list-item>
          <text:p text:style-name="P3">3.3 Performance Predictions </text:p>
        </text:list-item>
        <text:list-item>
          <text:p text:style-name="P3">Task 3: Advanced Learning Methods for Improving Fundamental Algorithms </text:p>
        </text:list-item>
        <text:list-item>
          <text:p text:style-name="P3">4.1 Ensemble Methods </text:p>
        </text:list-item>
        <text:list-item>
          <text:p text:style-name="P3">4.2 Hyperparameter Optimisation </text:p>
        </text:list-item>
        <text:list-item>
          <text:p text:style-name="P3">4.3 Feature Engineering and Selection </text:p>
        </text:list-item>
        <text:list-item>
          <text:p text:style-name="P3">4.4 Cross-Validation Techniques </text:p>
        </text:list-item>
        <text:list-item>
          <text:p text:style-name="P3">Conclusion </text:p>
        </text:list-item>
        <text:list-item>
          <text:p text:style-name="P2">References </text:p>
        </text:list-item>
      </text:list>
      <text:p text:style-name="Horizontal_20_Line"/>
      <text:h text:style-name="Heading_20_2" text:outline-level="2">1. Introduction</text:h>
      <text:p text:style-name="Text_20_body">Machine learning has emerged as one of the most transformative technologies in contemporary computing, fundamentally altering how systems process information and make decisions. As a subset of artificial intelligence, machine learning enables computer systems to learn from data and improve their performance over time without being explicitly programmed for every possible scenario [1]. This capability has profound implications across numerous industries, from healthcare diagnostics to financial fraud detection, making an understanding of fundamental machine learning algorithms essential for modern computing professionals.</text:p>
      <text:p text:style-name="Text_20_body">The significance of machine learning stems from its ability to identify patterns within vast datasets that would be impossible for humans to detect manually. According to Jordan and Mitchell [2], machine learning algorithms can process millions of data points to extract meaningful insights, enabling organisations to make data-driven decisions with unprecedented accuracy. This report examines four fundamental machine learning algorithms: Decision Trees, Support Vector Machines (SVM), K-Nearest Neighbours (k-NN), and Naive Bayes classifiers. Each algorithm represents a distinct approach to pattern recognition and classification, with unique strengths and limitations that make them suitable for different applications.</text:p>
      <text:p text:style-name="Text_20_body">The objectives of this report are threefold. First, it provides an in-depth analysis of each algorithm's mechanics, real-world applications, feature requirements, and associated challenges. Second, it presents a comprehensive framework for evaluating the performance of Decision Trees on real-world problems, including dataset considerations and evaluation metrics. Third, it explores advanced learning methods that can enhance the performance of these fundamental algorithms, demonstrating how modern techniques can address their inherent limitations.</text:p>
      <text:p text:style-name="Horizontal_20_Line"/>
      <text:h text:style-name="Heading_20_2" text:outline-level="2">2. Task 1: Four Fundamental Machine Learning Algorithms</text:h>
      <text:h text:style-name="Heading_20_3" text:outline-level="3">2.1 Decision Trees</text:h>
      <text:h text:style-name="Heading_20_4" text:outline-level="4">Mechanics of the Algorithm</text:h>
      <text:p text:style-name="Text_20_body">Decision Trees are supervised learning algorithms that create a tree-like model of decisions based on feature values. The algorithm works by recursively partitioning the feature space into regions, with each internal node representing a test on a feature, each branch representing the outcome of that test, and each leaf node representing a class label or prediction [3].</text:p>
      <text:p text:style-name="Text_20_body">The construction of a Decision Tree involves selecting the best feature to split the data at each node. This selection is typically based on metrics such as Information Gain (using entropy) or Gini Impurity. Information Gain measures the reduction in entropy achieved by splitting on a particular feature, calculated as:</text:p>
      <text:p text:style-name="Text_20_body"><text:span text:style-name="Strong_20_Emphasis">Information Gain = Entropy(parent) - Weighted Average of Entropy(children)</text:span></text:p>
      <text:p text:style-name="Text_20_body">Where entropy is defined as: <text:span text:style-name="Strong_20_Emphasis">H(S) = -Σ p(i) log₂ p(i)</text:span> for each class i in the dataset [4].</text:p>
      <text:p text:style-name="Text_20_body">The algorithm continues splitting until a stopping criterion is met, such as maximum depth, minimum samples per leaf, or when all samples in a node belong to the same class.</text:p>
      <text:h text:style-name="Heading_20_4" text:outline-level="4">Real-World Application</text:h>
      <text:p text:style-name="Text_20_body">Decision Trees are extensively used in medical diagnosis systems. A prominent application is in the diagnosis of cardiovascular diseases, where the algorithm analyses patient features to predict the likelihood of heart disease [5].</text:p>
      <text:h text:style-name="Heading_20_4" text:outline-level="4">Features Used in This Application</text:h>
      <text:p text:style-name="Text_20_body">In cardiovascular disease diagnosis, the features typically include: - <text:span text:style-name="Strong_20_Emphasis">Demographic features:</text:span> Age, gender - <text:span text:style-name="Strong_20_Emphasis">Clinical measurements:</text:span> Blood pressure (systolic and diastolic), cholesterol levels, resting heart rate - <text:span text:style-name="Strong_20_Emphasis">Lifestyle factors:</text:span> Smoking status, physical activity levels - <text:span text:style-name="Strong_20_Emphasis">Medical history:</text:span> Presence of diabetes, family history of heart disease - <text:span text:style-name="Strong_20_Emphasis">Diagnostic test results:</text:span> ECG readings, chest pain type, exercise-induced angina [6]</text:p>
      <text:h text:style-name="Heading_20_4" text:outline-level="4">Challenges</text:h>
      <text:p text:style-name="Text_20_body">Decision Trees face several challenges. <text:span text:style-name="Strong_20_Emphasis">Overfitting</text:span> is a primary concern, where the tree becomes too complex and captures noise in the training data rather than underlying patterns [7]. Additionally, Decision Trees are <text:span text:style-name="Strong_20_Emphasis">sensitive to small variations</text:span> in the data, where minor changes can result in completely different tree structures. They also exhibit <text:span text:style-name="Strong_20_Emphasis">bias towards features with more levels</text:span>, potentially overlooking important binary features. Finally, Decision Trees struggle with <text:span text:style-name="Strong_20_Emphasis">capturing linear relationships</text:span> between features, as they create axis-parallel decision boundaries [8].</text:p>
      <text:h text:style-name="Heading_20_3" text:outline-level="3">2.2 Support Vector Machines (SVM)</text:h>
      <text:h text:style-name="Heading_20_4" text:outline-level="4">Mechanics of the Algorithm</text:h>
      <text:p text:style-name="Text_20_body">Support Vector Machines are powerful supervised learning algorithms that find the optimal hyperplane to separate different classes in the feature space. The fundamental principle is to maximise the margin between the closest points of different classes, known as support vectors [9].</text:p>
      <text:p text:style-name="Text_20_body">For linearly separable data, SVM finds the hyperplane <text:span text:style-name="Strong_20_Emphasis">w·x + b = 0</text:span> that maximises the margin 2/||w||. The optimisation problem is formulated as:</text:p>
      <text:p text:style-name="Text_20_body"><text:span text:style-name="Strong_20_Emphasis">Minimise: ½||w||²</text:span> <text:span text:style-name="Strong_20_Emphasis">Subject to: yᵢ(w·xᵢ + b) ≥ 1 for all i</text:span></text:p>
      <text:p text:style-name="Text_20_body">For non-linearly separable data, SVM employs the <text:span text:style-name="Strong_20_Emphasis">kernel trick</text:span>, which maps the original features into a higher-dimensional space where linear separation becomes possible. Common kernels include the Radial Basis Function (RBF), polynomial kernel, and sigmoid kernel [10].</text:p>
      <text:h text:style-name="Heading_20_4" text:outline-level="4">Real-World Application</text:h>
      <text:p text:style-name="Text_20_body">SVMs are widely used in <text:span text:style-name="Strong_20_Emphasis">email spam detection systems</text:span>. Major email providers utilise SVM-based classifiers to automatically filter spam messages from legitimate emails [11].</text:p>
      <text:h text:style-name="Heading_20_4" text:outline-level="4">Features Used in This Application</text:h>
      <text:p text:style-name="Text_20_body">For spam detection, the features include: - <text:span text:style-name="Strong_20_Emphasis">Text-based features:</text:span> Word frequencies, presence of specific keywords (e.g., "free", "winner", "urgent") - <text:span text:style-name="Strong_20_Emphasis">Structural features:</text:span> Email length, number of links, presence of attachments - <text:span text:style-name="Strong_20_Emphasis">Header information:</text:span> Sender reputation, domain age, authentication results (SPF, DKIM) - <text:span text:style-name="Strong_20_Emphasis">Metadata:</text:span> Time of sending, geographical origin - <text:span text:style-name="Strong_20_Emphasis">N-gram features:</text:span> Sequences of words that commonly appear in spam [12]</text:p>
      <text:h text:style-name="Heading_20_4" text:outline-level="4">Challenges</text:h>
      <text:p text:style-name="Text_20_body">SVM challenges include <text:span text:style-name="Strong_20_Emphasis">computational complexity</text:span> with large datasets, as the training time scales between O(n²) and O(n³) depending on the implementation [13]. <text:span text:style-name="Strong_20_Emphasis">Kernel selection</text:span> is non-trivial and significantly impacts performance. SVMs are also <text:span text:style-name="Strong_20_Emphasis">sensitive to feature scaling</text:span>, requiring normalisation of input features. Additionally, they <text:span text:style-name="Strong_20_Emphasis">lack probabilistic outputs</text:span> by default, making confidence estimation difficult, and the resulting models can be <text:span text:style-name="Strong_20_Emphasis">difficult to interpret</text:span> compared to Decision Trees [14].</text:p>
      <text:h text:style-name="Heading_20_3" text:outline-level="3">2.3 K-Nearest Neighbours (k-NN)</text:h>
      <text:h text:style-name="Heading_20_4" text:outline-level="4">Mechanics of the Algorithm</text:h>
      <text:p text:style-name="Text_20_body">K-Nearest Neighbours is an instance-based learning algorithm that classifies new instances based on the majority class among its k closest training examples. Unlike parametric methods, k-NN makes no assumptions about the underlying data distribution, making it a non-parametric approach [15].</text:p>
      <text:p text:style-name="Text_20_body">The algorithm operates by: 1. Calculating the distance between the query instance and all training instances 2. Selecting the k instances with the smallest distances 3. Assigning the class based on majority voting (for classification) or averaging (for regression)</text:p>
      <text:p text:style-name="Text_20_body">Distance metrics commonly used include <text:span text:style-name="Strong_20_Emphasis">Euclidean distance</text:span>: d(x,y) = √Σ(xᵢ - yᵢ)², <text:span text:style-name="Strong_20_Emphasis">Manhattan distance</text:span>: d(x,y) = Σ|xᵢ - yᵢ|, and <text:span text:style-name="Strong_20_Emphasis">Minkowski distance</text:span> as a generalisation [16].</text:p>
      <text:h text:style-name="Heading_20_4" text:outline-level="4">Real-World Application</text:h>
      <text:p text:style-name="Text_20_body">K-NN is prominently used in <text:span text:style-name="Strong_20_Emphasis">recommendation systems</text:span>, particularly for collaborative filtering in platforms like Netflix and Amazon. The algorithm identifies users with similar viewing or purchasing patterns to recommend new content [17].</text:p>
      <text:h text:style-name="Heading_20_4" text:outline-level="4">Features Used in This Application</text:h>
      <text:p text:style-name="Text_20_body">In recommendation systems, features include: - <text:span text:style-name="Strong_20_Emphasis">User behaviour data:</text:span> Viewing history, ratings given, time spent on items - <text:span text:style-name="Strong_20_Emphasis">Item attributes:</text:span> Genre, director, cast, release year (for movies) - <text:span text:style-name="Strong_20_Emphasis">Interaction patterns:</text:span> Click-through rates, purchase history, wishlist additions - <text:span text:style-name="Strong_20_Emphasis">Temporal features:</text:span> Time of day, seasonal preferences - <text:span text:style-name="Strong_20_Emphasis">Demographic information:</text:span> Age group, location, subscription tier [18]</text:p>
      <text:h text:style-name="Heading_20_4" text:outline-level="4">Challenges</text:h>
      <text:p text:style-name="Text_20_body">K-NN faces the <text:span text:style-name="Strong_20_Emphasis">curse of dimensionality</text:span>, where performance degrades significantly as the number of features increases because distances become less meaningful in high-dimensional spaces [19]. The algorithm has <text:span text:style-name="Strong_20_Emphasis">high computational cost at prediction time</text:span>, as it must calculate distances to all training points. <text:span text:style-name="Strong_20_Emphasis">Storage requirements</text:span> are substantial since the entire training dataset must be retained. <text:span text:style-name="Strong_20_Emphasis">Choosing the optimal k</text:span> value is challenging, and k-NN is <text:span text:style-name="Strong_20_Emphasis">sensitive to irrelevant features</text:span> and different scales, requiring careful preprocessing [20].</text:p>
      <text:h text:style-name="Heading_20_3" text:outline-level="3">2.4 Naive Bayes Classifier</text:h>
      <text:h text:style-name="Heading_20_4" text:outline-level="4">Mechanics of the Algorithm</text:h>
      <text:p text:style-name="Text_20_body">Naive Bayes is a probabilistic classifier based on Bayes' theorem with the "naive" assumption of conditional independence between features given the class label. Despite this strong assumption, it performs remarkably well in many real-world applications [21].</text:p>
      <text:p text:style-name="Text_20_body">Bayes' theorem states: <text:span text:style-name="Strong_20_Emphasis">P(C|X) = P(X|C) × P(C) / P(X)</text:span></text:p>
      <text:p text:style-name="Text_20_body">Where P(C|X) is the posterior probability of class C given features X, P(X|C) is the likelihood, P(C) is the prior probability, and P(X) is the evidence.</text:p>
      <text:p text:style-name="Text_20_body">The naive independence assumption simplifies this to: <text:span text:style-name="Strong_20_Emphasis">P(C|x₁,...,xₙ) ∝ P(C) × Π P(xᵢ|C)</text:span></text:p>
      <text:p text:style-name="Text_20_body">Variants include <text:span text:style-name="Strong_20_Emphasis">Gaussian Naive Bayes</text:span> (for continuous features assuming normal distribution), <text:span text:style-name="Strong_20_Emphasis">Multinomial Naive Bayes</text:span> (for discrete count features), and <text:span text:style-name="Strong_20_Emphasis">Bernoulli Naive Bayes</text:span> (for binary features) [22].</text:p>
      <text:h text:style-name="Heading_20_4" text:outline-level="4">Real-World Application</text:h>
      <text:p text:style-name="Text_20_body">Naive Bayes is extensively used in <text:span text:style-name="Strong_20_Emphasis">sentiment analysis</text:span> for social media monitoring. Companies use it to automatically classify customer opinions expressed on platforms like Twitter and Facebook as positive, negative, or neutral [23].</text:p>
      <text:h text:style-name="Heading_20_4" text:outline-level="4">Features Used in This Application</text:h>
      <text:p text:style-name="Text_20_body">For sentiment analysis, the features comprise: - <text:span text:style-name="Strong_20_Emphasis">Bag-of-words representation:</text:span> Frequency counts of individual words - <text:span text:style-name="Strong_20_Emphasis">TF-IDF scores:</text:span> Term frequency-inverse document frequency weightings - <text:span text:style-name="Strong_20_Emphasis">N-grams:</text:span> Bigrams and trigrams capturing phrase-level sentiment - <text:span text:style-name="Strong_20_Emphasis">Part-of-speech tags:</text:span> Adjectives and adverbs often carry sentiment - <text:span text:style-name="Strong_20_Emphasis">Negation handling:</text:span> Detection of negation words that flip sentiment - <text:span text:style-name="Strong_20_Emphasis">Emoticons and emojis:</text:span> Direct sentiment indicators [24]</text:p>
      <text:h text:style-name="Heading_20_4" text:outline-level="4">Challenges</text:h>
      <text:p text:style-name="Text_20_body">The <text:span text:style-name="Strong_20_Emphasis">independence assumption is often violated</text:span> in practice, as words in natural language exhibit strong dependencies. <text:span text:style-name="Strong_20_Emphasis">Zero-frequency problem</text:span> occurs when a feature value not seen during training appears at test time, requiring smoothing techniques like Laplace smoothing [25]. Naive Bayes is <text:span text:style-name="Strong_20_Emphasis">sensitive to feature selection</text:span>, as irrelevant features can significantly degrade performance. The algorithm <text:span text:style-name="Strong_20_Emphasis">cannot capture feature interactions</text:span> due to its independence assumption, and it produces <text:span text:style-name="Strong_20_Emphasis">poorly calibrated probability estimates</text:span>, though the rankings remain useful [26].</text:p>
      <text:p text:style-name="Horizontal_20_Line"/>
      <text:h text:style-name="Heading_20_2" text:outline-level="2">3. Task 2: Performance Evaluation of Decision Trees</text:h>
      <text:h text:style-name="Heading_20_3" text:outline-level="3">3.1 Dataset Considerations</text:h>
      <text:p text:style-name="Text_20_body">To evaluate Decision Tree performance on cardiovascular disease diagnosis, careful consideration of the dataset is essential. The <text:span text:style-name="Strong_20_Emphasis">UCI Heart Disease dataset</text:span> is a widely-used benchmark containing 303 instances from the Cleveland Clinic, with 14 attributes including age, sex, chest pain type, resting blood pressure, serum cholesterol, fasting blood sugar, resting ECG results, maximum heart rate achieved, exercise-induced angina, ST depression, slope of peak exercise ST segment, number of major vessels, thalassemia, and the target variable indicating presence of heart disease [27].</text:p>
      <text:p text:style-name="Text_20_body"><text:span text:style-name="Strong_20_Emphasis">Dataset Size and Format:</text:span> The dataset is relatively small by modern standards but sufficient for Decision Tree evaluation. It is stored in CSV format with mixed data types (numerical and categorical). The feature space is 13-dimensional after excluding the target variable.</text:p>
      <text:p text:style-name="Text_20_body"><text:span text:style-name="Strong_20_Emphasis">Data Organisation:</text:span> The data requires preprocessing including: - <text:span text:style-name="Strong_20_Emphasis">Missing value handling:</text:span> Approximately 6 instances contain missing values, typically handled through imputation or removal - <text:span text:style-name="Strong_20_Emphasis">Feature encoding:</text:span> Categorical variables require one-hot encoding or label encoding - <text:span text:style-name="Strong_20_Emphasis">Train-test split:</text:span> Typically 70-80% training, 20-30% testing, with stratification to maintain class distribution - <text:span text:style-name="Strong_20_Emphasis">Feature scaling:</text:span> While not strictly necessary for Decision Trees, it facilitates comparison with other algorithms [28]</text:p>
      <text:p text:style-name="Text_20_body">For more robust evaluation, larger datasets such as the <text:span text:style-name="Strong_20_Emphasis">Kaggle Cardiovascular Disease dataset</text:span> (70,000 instances) or the <text:span text:style-name="Strong_20_Emphasis">Framingham Heart Study dataset</text:span> provide more comprehensive evaluation opportunities [29].</text:p>
      <text:h text:style-name="Heading_20_3" text:outline-level="3">3.2 Evaluation Metrics</text:h>
      <text:h text:style-name="Heading_20_4" text:outline-level="4">Accuracy</text:h>
      <text:p text:style-name="Text_20_body"><text:span text:style-name="Strong_20_Emphasis">Definition:</text:span> The proportion of correct predictions among total predictions.</text:p>
      <text:p text:style-name="Text_20_body"><text:span text:style-name="Strong_20_Emphasis">Formula:</text:span> Accuracy = (TP + TN) / (TP + TN + FP + FN)</text:p>
      <text:p text:style-name="Text_20_body">Where TP = True Positives, TN = True Negatives, FP = False Positives, FN = False Negatives.</text:p>
      <text:p text:style-name="Text_20_body"><text:span text:style-name="Strong_20_Emphasis">Measurement:</text:span> Calculate after predictions on the test set by comparing predicted labels to actual labels.</text:p>
      <text:p text:style-name="Text_20_body"><text:span text:style-name="Strong_20_Emphasis">Interpretation:</text:span> While intuitive, accuracy can be misleading for imbalanced datasets. In heart disease diagnosis, where the cost of false negatives is high, accuracy alone is insufficient [30].</text:p>
      <text:h text:style-name="Heading_20_4" text:outline-level="4">Precision</text:h>
      <text:p text:style-name="Text_20_body"><text:span text:style-name="Strong_20_Emphasis">Definition:</text:span> The proportion of positive predictions that are actually correct.</text:p>
      <text:p text:style-name="Text_20_body"><text:span text:style-name="Strong_20_Emphasis">Formula:</text:span> Precision = TP / (TP + FP)</text:p>
      <text:p text:style-name="Text_20_body"><text:span text:style-name="Strong_20_Emphasis">Measurement:</text:span> Count true positive predictions and divide by all positive predictions.</text:p>
      <text:p text:style-name="Text_20_body"><text:span text:style-name="Strong_20_Emphasis">Interpretation:</text:span> High precision indicates low false positive rate. In medical diagnosis, high precision means few healthy patients are incorrectly diagnosed with heart disease [31].</text:p>
      <text:h text:style-name="Heading_20_4" text:outline-level="4">Recall (Sensitivity)</text:h>
      <text:p text:style-name="Text_20_body"><text:span text:style-name="Strong_20_Emphasis">Definition:</text:span> The proportion of actual positive cases correctly identified.</text:p>
      <text:p text:style-name="Text_20_body"><text:span text:style-name="Strong_20_Emphasis">Formula:</text:span> Recall = TP / (TP + FN)</text:p>
      <text:p text:style-name="Text_20_body"><text:span text:style-name="Strong_20_Emphasis">Measurement:</text:span> Count true positives and divide by all actual positive cases.</text:p>
      <text:p text:style-name="Text_20_body"><text:span text:style-name="Strong_20_Emphasis">Interpretation:</text:span> Crucial in medical applications where missing a positive case (disease) has severe consequences. High recall ensures most patients with heart disease are detected [31].</text:p>
      <text:h text:style-name="Heading_20_4" text:outline-level="4">F1-Score</text:h>
      <text:p text:style-name="Text_20_body"><text:span text:style-name="Strong_20_Emphasis">Definition:</text:span> The harmonic mean of precision and recall, providing a balanced measure.</text:p>
      <text:p text:style-name="Text_20_body"><text:span text:style-name="Strong_20_Emphasis">Formula:</text:span> F1 = 2 × (Precision × Recall) / (Precision + Recall)</text:p>
      <text:p text:style-name="Text_20_body"><text:span text:style-name="Strong_20_Emphasis">Measurement:</text:span> Calculate precision and recall first, then apply the formula.</text:p>
      <text:p text:style-name="Text_20_body"><text:span text:style-name="Strong_20_Emphasis">Interpretation:</text:span> Useful when seeking balance between precision and recall, particularly for imbalanced datasets [32].</text:p>
      <text:h text:style-name="Heading_20_4" text:outline-level="4">Area Under ROC Curve (AUC-ROC)</text:h>
      <text:p text:style-name="Text_20_body"><text:span text:style-name="Strong_20_Emphasis">Definition:</text:span> Measures the classifier's ability to distinguish between classes across all threshold values.</text:p>
      <text:p text:style-name="Text_20_body"><text:span text:style-name="Strong_20_Emphasis">Formula:</text:span> AUC = ∫ TPR d(FPR), where TPR is True Positive Rate and FPR is False Positive Rate.</text:p>
      <text:p text:style-name="Text_20_body"><text:span text:style-name="Strong_20_Emphasis">Measurement:</text:span> Plot ROC curve by varying the classification threshold and calculate the area underneath.</text:p>
      <text:p text:style-name="Text_20_body"><text:span text:style-name="Strong_20_Emphasis">Interpretation:</text:span> AUC of 0.5 indicates random guessing, while 1.0 indicates perfect classification. Values above 0.8 are generally considered good for medical applications [33].</text:p>
      <text:h text:style-name="Heading_20_4" text:outline-level="4">Confusion Matrix</text:h>
      <text:p text:style-name="Text_20_body">The confusion matrix provides a comprehensive view of classifier performance, showing the distribution of predictions across actual classes. It reveals patterns of misclassification that scalar metrics cannot capture [34].</text:p>
      <text:h text:style-name="Heading_20_3" text:outline-level="3">3.3 Performance Predictions</text:h>
      <text:p text:style-name="Text_20_body">Based on published research, Decision Trees demonstrate moderate to good performance on cardiovascular disease classification tasks. Mohan, Thirumalai, and Srivastava [35] reported an accuracy of 88.7% using Decision Tree classification on the Cleveland Heart Disease dataset with optimised hyperparameters.</text:p>
      <text:p text:style-name="Text_20_body">A comprehensive study by Rani [36] comparing multiple algorithms found Decision Trees achieved: - <text:span text:style-name="Strong_20_Emphasis">Accuracy:</text:span> 81.97% - <text:span text:style-name="Strong_20_Emphasis">Precision:</text:span> 82.35% - <text:span text:style-name="Strong_20_Emphasis">Recall:</text:span> 84.85% - <text:span text:style-name="Strong_20_Emphasis">F1-Score:</text:span> 83.58%</text:p>
      <text:p text:style-name="Text_20_body">Research published in IEEE by Patel et al. [37] evaluated Decision Trees (C4.5 algorithm) on heart disease prediction, achieving: - <text:span text:style-name="Strong_20_Emphasis">Accuracy:</text:span> 84.1% - <text:span text:style-name="Strong_20_Emphasis">AUC-ROC:</text:span> 0.85</text:p>
      <text:p text:style-name="Text_20_body"><text:span text:style-name="Strong_20_Emphasis">Predicted Real-World Performance:</text:span> Based on the literature review, Decision Trees are expected to achieve approximately <text:span text:style-name="Strong_20_Emphasis">82-89% accuracy</text:span> on cardiovascular disease diagnosis, with recall values around <text:span text:style-name="Strong_20_Emphasis">84-87%</text:span>, which is critical for ensuring most disease cases are detected. However, performance varies based on:</text:p>
      <text:list xml:id="list120693922" text:style-name="L2">
        <text:list-item>
          <text:p text:style-name="P5"><text:span text:style-name="Strong_20_Emphasis">Dataset quality:</text:span> Larger, more diverse datasets generally yield better generalisation </text:p>
        </text:list-item>
        <text:list-item>
          <text:p text:style-name="P5"><text:soft-page-break/><text:span text:style-name="Strong_20_Emphasis">Feature engineering:</text:span> Careful feature selection can improve performance by 5-10% [38] </text:p>
        </text:list-item>
        <text:list-item>
          <text:p text:style-name="P5"><text:span text:style-name="Strong_20_Emphasis">Hyperparameter tuning:</text:span> Optimising tree depth, minimum samples per leaf, and pruning strategies significantly impacts results </text:p>
        </text:list-item>
        <text:list-item>
          <text:p text:style-name="P4"><text:span text:style-name="Strong_20_Emphasis">Class imbalance handling:</text:span> Techniques like SMOTE or class weighting can improve minority class detection [39] </text:p>
        </text:list-item>
      </text:list>
      <text:p text:style-name="Text_20_body">The predicted performance makes Decision Trees viable for clinical decision support, though they should complement rather than replace expert medical judgement due to the inherent limitations and the critical nature of medical diagnoses.</text:p>
      <text:p text:style-name="Horizontal_20_Line"/>
      <text:h text:style-name="Heading_20_2" text:outline-level="2">4. Task 3: Advanced Learning Methods for Improving Fundamental Algorithms</text:h>
      <text:h text:style-name="Heading_20_3" text:outline-level="3">4.1 Ensemble Methods</text:h>
      <text:p text:style-name="Text_20_body">Ensemble methods combine multiple models to achieve better performance than any single model alone. These techniques can substantially improve the fundamental algorithms discussed above.</text:p>
      <text:p text:style-name="Text_20_body"><text:span text:style-name="Strong_20_Emphasis">Random Forests</text:span> extend Decision Trees by constructing multiple trees on random subsets of features and data, then aggregating predictions through voting. Breiman [40] demonstrated that Random Forests reduce variance without increasing bias, addressing the overfitting tendency of individual Decision Trees. Studies show Random Forests can improve accuracy by 10-15% over single Decision Trees on classification tasks [41].</text:p>
      <text:p text:style-name="Text_20_body"><text:span text:style-name="Strong_20_Emphasis">Gradient Boosting</text:span> sequentially builds models, with each new model correcting errors of the previous ensemble. XGBoost, a popular implementation, has achieved state-of-the-art results across numerous Kaggle competitions. Chen and Guestrin [42] showed that gradient boosting can improve base learner performance by 5-20% depending on the dataset.</text:p>
      <text:p text:style-name="Text_20_body"><text:span text:style-name="Strong_20_Emphasis">Bagging (Bootstrap Aggregating)</text:span> reduces variance by training multiple models on bootstrapped samples. This technique is particularly effective for high-variance algorithms like k-NN and Decision Trees, improving stability and generalisation [43].</text:p>
      <text:h text:style-name="Heading_20_3" text:outline-level="3">4.2 Hyperparameter Optimisation</text:h>
      <text:p text:style-name="Text_20_body">Systematic hyperparameter tuning can significantly enhance algorithm performance.</text:p>
      <text:p text:style-name="Text_20_body"><text:span text:style-name="Strong_20_Emphasis">Grid Search</text:span> exhaustively evaluates all combinations of specified hyperparameter values. While computationally expensive, it guarantees finding the optimal combination within the search space. For SVMs, tuning the regularisation parameter C and kernel parameters can improve accuracy by 5-15% [44].</text:p>
      <text:p text:style-name="Text_20_body"><text:span text:style-name="Strong_20_Emphasis">Random Search</text:span> samples hyperparameter combinations randomly, often achieving comparable results to grid search with significantly less computation. Bergstra and Bengio [45] demonstrated that random search is more efficient for high-dimensional hyperparameter spaces.</text:p>
      <text:p text:style-name="Text_20_body"><text:span text:style-name="Strong_20_Emphasis">Bayesian Optimisation</text:span> uses probabilistic models to intelligently select hyperparameters to evaluate, focusing on promising regions of the search space. This approach is particularly valuable for computationally expensive models, reducing the number of evaluations needed to find optimal configurations [46].</text:p>
      <text:h text:style-name="Heading_20_3" text:outline-level="3">4.3 Feature Engineering and Selection</text:h>
      <text:p text:style-name="Text_20_body">Feature quality directly impacts algorithm performance across all fundamental methods.</text:p>
      <text:p text:style-name="Text_20_body"><text:span text:style-name="Strong_20_Emphasis">Feature Selection</text:span> methods include filter methods (correlation-based), wrapper methods (recursive feature elimination), and embedded methods (L1 regularisation). Guyon and Elisseeff [47] demonstrated that removing irrelevant features can improve k-NN performance by 20-30% while reducing computational cost.</text:p>
      <text:p text:style-name="Text_20_body"><text:span text:style-name="Strong_20_Emphasis">Dimensionality Reduction</text:span> techniques like Principal Component Analysis (PCA) and t-SNE can address the curse of dimensionality affecting k-NN. By projecting data to lower dimensions while preserving variance, these techniques improve both performance and efficiency [48].</text:p>
      <text:p text:style-name="Text_20_body"><text:span text:style-name="Strong_20_Emphasis">Feature Transformation</text:span> including polynomial features, logarithmic transformations, and interaction terms can help algorithms capture non-linear relationships. For Naive Bayes, discretisation of continuous features can improve performance when the Gaussian assumption is violated [49].</text:p>
      <text:h text:style-name="Heading_20_3" text:outline-level="3">4.4 Cross-Validation Techniques</text:h>
      <text:p text:style-name="Text_20_body">Robust evaluation methodologies ensure reliable performance estimates and prevent overfitting during model selection.</text:p>
      <text:p text:style-name="Text_20_body"><text:span text:style-name="Strong_20_Emphasis">K-Fold Cross-Validation</text:span> divides data into k subsets, training on k-1 folds and validating on the remaining fold, rotating through all combinations. This provides more reliable performance estimates than single train-test splits, particularly for small datasets [50].</text:p>
      <text:p text:style-name="Text_20_body"><text:span text:style-name="Strong_20_Emphasis">Stratified Cross-Validation</text:span> maintains class proportions in each fold, essential for imbalanced datasets common in medical applications.</text:p>
      <text:p text:style-name="Text_20_body"><text:span text:style-name="Strong_20_Emphasis">Nested Cross-Validation</text:span> uses an outer loop for performance estimation and an inner loop for hyperparameter tuning, providing unbiased performance estimates even when hyperparameters are optimised [51].</text:p>
      <text:p text:style-name="Text_20_body">These advanced methods, when applied appropriately, can transform the fundamental algorithms from baseline classifiers into competitive systems suitable for production deployment. The choice of improvement strategy depends on the specific limitations of the base algorithm and the characteristics of the problem domain.</text:p>
      <text:p text:style-name="Horizontal_20_Line"/>
      <text:h text:style-name="Heading_20_2" text:outline-level="2">5. Conclusion</text:h>
      <text:p text:style-name="Text_20_body">This report has provided a comprehensive analysis of four fundamental machine learning algorithms: Decision Trees, Support Vector Machines, K-Nearest Neighbours, and Naive Bayes classifiers. Each algorithm offers unique advantages and faces distinct challenges that influence their suitability for different applications.</text:p>
      <text:p text:style-name="Text_20_body">Decision Trees offer interpretability and ease of use but are prone to overfitting and instability. SVMs provide robust performance in high-dimensional spaces but face computational challenges with large datasets. K-NN's simplicity and non-parametric nature make it versatile, though the curse of dimensionality and prediction-time costs limit scalability. Naive Bayes achieves remarkable efficiency despite its simplifying assumptions, making it particularly effective for text classification tasks.</text:p>
      <text:p text:style-name="Text_20_body">The evaluation framework presented for Decision Trees demonstrates the importance of selecting appropriate metrics beyond simple accuracy. For medical applications like cardiovascular disease diagnosis, recall and the balance captured by F1-score are crucial considerations. Published research suggests Decision Trees can achieve approximately 82-89% accuracy on heart disease datasets, with careful attention to data preprocessing, feature engineering, and hyperparameter tuning.</text:p>
      <text:p text:style-name="Text_20_body">Advanced learning methods offer substantial opportunities for improving fundamental algorithm performance. Ensemble methods like Random Forests and Gradient Boosting address individual model weaknesses through aggregation. Systematic hyperparameter optimisation can yield significant improvements with relatively little additional complexity. Feature engineering and selection directly address the quality of input data, while robust cross-validation ensures reliable performance estimates.</text:p>
      <text:p text:style-name="Text_20_body">Future developments in machine learning will likely see continued integration of these fundamental algorithms with deep learning approaches, potentially combining the interpretability of classical methods with the representational power of neural networks. Understanding these foundational techniques remains essential for practitioners seeking to apply machine learning effectively to real-world problems.</text:p>
      <text:p text:style-name="Horizontal_20_Line"/>
      <text:h text:style-name="Heading_20_2" text:outline-level="2">6. References</text:h>
      <text:p text:style-name="Text_20_body">[1] T. M. Mitchell, <text:span text:style-name="Emphasis">Machine Learning</text:span>. New York, NY, USA: McGraw-Hill, 1997.</text:p>
      <text:p text:style-name="Text_20_body">[2] M. I. Jordan and T. M. Mitchell, "Machine learning: Trends, perspectives, and prospects," <text:span text:style-name="Emphasis">Science</text:span>, vol. 349, no. 6245, pp. 255-260, 2015.</text:p>
      <text:p text:style-name="Text_20_body">[3] J. R. Quinlan, <text:span text:style-name="Emphasis">C4.5: Programs for Machine Learning</text:span>. San Francisco, CA, USA: Morgan Kaufmann, 1993.</text:p>
      <text:p text:style-name="Text_20_body">[4] L. Breiman, J. Friedman, C. J. Stone, and R. A. Olshen, <text:span text:style-name="Emphasis">Classification and Regression Trees</text:span>. Boca Raton, FL, USA: CRC Press, 1984.</text:p>
      <text:p text:style-name="Text_20_body">[5] R. Detrano et al., "International application of a new probability algorithm for the diagnosis of coronary artery disease," <text:span text:style-name="Emphasis">American Journal of Cardiology</text:span>, vol. 64, no. 5, pp. 304-310, 1989.</text:p>
      <text:p text:style-name="Text_20_body">[6] A. Javaid et al., "Medicine 2032: The future of cardiovascular disease prevention with machine learning and digital health technology," <text:span text:style-name="Emphasis">American Journal of Preventive Cardiology</text:span>, vol. 12, p. 100379, 2022.</text:p>
      <text:p text:style-name="Text_20_body">[7] T. Hastie, R. Tibshirani, and J. Friedman, <text:span text:style-name="Emphasis">The Elements of Statistical Learning</text:span>, 2nd ed. New York, NY, USA: Springer, 2009.</text:p>
      <text:p text:style-name="Text_20_body">[8] P. Domingos, "A few useful things to know about machine learning," <text:span text:style-name="Emphasis">Communications of the ACM</text:span>, vol. 55, no. 10, pp. 78-87, 2012.</text:p>
      <text:p text:style-name="Text_20_body">[9] C. Cortes and V. Vapnik, "Support-vector networks," <text:span text:style-name="Emphasis">Machine Learning</text:span>, vol. 20, no. 3, pp. 273-297, 1995.</text:p>
      <text:p text:style-name="Text_20_body">[10] B. Scholkopf and A. J. Smola, <text:span text:style-name="Emphasis">Learning with Kernels: Support Vector Machines, Regularization, Optimization, and Beyond</text:span>. Cambridge, MA, USA: MIT Press, 2002.</text:p>
      <text:p text:style-name="Text_20_body">[11] A. Kolcz and J. Alspector, "SVM-based filtering of e-mail spam with content-specific misclassification costs," in <text:span text:style-name="Emphasis">Proc. IEEE Int. Conf. Data Mining Workshop on Text Mining</text:span>, 2001, pp. 1-8.</text:p>
      <text:p text:style-name="Text_20_body">[12] G. V. Cormack, "Email spam filtering: A systematic review," <text:span text:style-name="Emphasis">Foundations and Trends in Information Retrieval</text:span>, vol. 1, no. 4, pp. 335-455, 2008.</text:p>
      <text:p text:style-name="Text_20_body">[13] J. Platt, "Sequential minimal optimization: A fast algorithm for training support vector machines," Microsoft Research, Tech. Rep. MSR-TR-98-14, 1998.</text:p>
      <text:p text:style-name="Text_20_body">[14] C.-W. Hsu, C.-C. Chang, and C.-J. Lin, "A practical guide to support vector classification," National Taiwan University, Tech. Rep., 2003.</text:p>
      <text:p text:style-name="Text_20_body">[15] T. Cover and P. Hart, "Nearest neighbor pattern classification," <text:span text:style-name="Emphasis">IEEE Transactions on Information Theory</text:span>, vol. 13, no. 1, pp. 21-27, 1967.</text:p>
      <text:p text:style-name="Text_20_body">[16] D. Aha, D. Kibler, and M. Albert, "Instance-based learning algorithms," <text:span text:style-name="Emphasis">Machine Learning</text:span>, vol. 6, no. 1, pp. 37-66, 1991.</text:p>
      <text:p text:style-name="Text_20_body">[17] X. Su and T. M. Khoshgoftaar, "A survey of collaborative filtering techniques," <text:span text:style-name="Emphasis">Advances in Artificial Intelligence</text:span>, vol. 2009, pp. 1-19, 2009.</text:p>
      <text:p text:style-name="Text_20_body">[18] F. Ricci, L. Rokach, and B. Shapira, <text:span text:style-name="Emphasis">Recommender Systems Handbook</text:span>, 2nd ed. New York, NY, USA: Springer, 2015.</text:p>
      <text:p text:style-name="Text_20_body">[19] R. Bellman, <text:span text:style-name="Emphasis">Dynamic Programming</text:span>. Princeton, NJ, USA: Princeton University Press, 1957.</text:p>
      <text:p text:style-name="Text_20_body">[20] K. Beyer, J. Goldstein, R. Ramakrishnan, and U. Shaft, "When is 'nearest neighbor' meaningful?," in <text:span text:style-name="Emphasis">Proc. 7th Int. Conf. Database Theory</text:span>, 1999, pp. 217-235.</text:p>
      <text:p text:style-name="Text_20_body">[21] D. D. Lewis, "Naive (Bayes) at forty: The independence assumption in information retrieval," in <text:span text:style-name="Emphasis">Proc. 10th European Conf. Machine Learning</text:span>, 1998, pp. 4-15.</text:p>
      <text:p text:style-name="Text_20_body">[22] C. D. Manning, P. Raghavan, and H. Schutze, <text:span text:style-name="Emphasis">Introduction to Information Retrieval</text:span>. Cambridge, UK: Cambridge University Press, 2008.</text:p>
      <text:p text:style-name="Text_20_body">[23] B. Pang and L. Lee, "Opinion mining and sentiment analysis," <text:span text:style-name="Emphasis">Foundations and Trends in Information Retrieval</text:span>, vol. 2, no. 1-2, pp. 1-135, 2008.</text:p>
      <text:p text:style-name="Text_20_body">[24] B. Liu, <text:span text:style-name="Emphasis">Sentiment Analysis and Opinion Mining</text:span>. San Rafael, CA, USA: Morgan &amp; Claypool, 2012.</text:p>
      <text:p text:style-name="Text_20_body">[25] A. McCallum and K. Nigam, "A comparison of event models for naive Bayes text classification," in <text:span text:style-name="Emphasis">Proc. AAAI-98 Workshop on Learning for Text Categorization</text:span>, 1998, pp. 41-48.</text:p>
      <text:p text:style-name="Text_20_body">[26] H. Zhang, "The optimality of naive Bayes," in <text:span text:style-name="Emphasis">Proc. 17th Int. Florida Artificial Intelligence Research Society Conf.</text:span>, 2004, pp. 562-567.</text:p>
      <text:p text:style-name="Text_20_body">[27] D. Dua and C. Graff, "UCI Machine Learning Repository," University of California, Irvine, 2019. [Online]. Available: http://archive.ics.uci.edu/ml</text:p>
      <text:p text:style-name="Text_20_body">[28] S. Raschka and V. Mirjalili, <text:span text:style-name="Emphasis">Python Machine Learning</text:span>, 3rd ed. Birmingham, UK: Packt Publishing, 2019.</text:p>
      <text:p text:style-name="Text_20_body">[29] P. W. F. Wilson et al., "Prediction of coronary heart disease using risk factor categories," <text:span text:style-name="Emphasis">Circulation</text:span>, vol. 97, no. 18, pp. 1837-1847, 1998.</text:p>
      <text:p text:style-name="Text_20_body">[30] M. Sokolova and G. Lapalme, "A systematic analysis of performance measures for classification tasks," <text:span text:style-name="Emphasis">Information Processing &amp; Management</text:span>, vol. 45, no. 4, pp. 427-437, 2009.</text:p>
      <text:p text:style-name="Text_20_body">[31] D. M. W. Powers, "Evaluation: From precision, recall and F-measure to ROC, informedness, markedness and correlation," <text:span text:style-name="Emphasis">Journal of Machine Learning Technologies</text:span>, vol. 2, no. 1, pp. 37-63, 2011.</text:p>
      <text:p text:style-name="Text_20_body">[32] C. Goutte and E. Gaussier, "A probabilistic interpretation of precision, recall and F-score, with implication for evaluation," in <text:span text:style-name="Emphasis">Proc. 27th European Conf. Information Retrieval</text:span>, 2005, pp. 345-359.</text:p>
      <text:p text:style-name="Text_20_body">[33] A. P. Bradley, "The use of the area under the ROC curve in the evaluation of machine learning algorithms," <text:span text:style-name="Emphasis">Pattern Recognition</text:span>, vol. 30, no. 7, pp. 1145-1159, 1997.</text:p>
      <text:p text:style-name="Text_20_body">[34] S. Visa, B. Ramsay, A. L. Ralescu, and E. van der Knaap, "Confusion matrix-based feature selection," in <text:span text:style-name="Emphasis">Proc. 22nd Midwest Artificial Intelligence and Cognitive Science Conf.</text:span>, 2011, pp. 120-127.</text:p>
      <text:p text:style-name="Text_20_body">[35] S. Mohan, C. Thirumalai, and G. Srivastava, "Effective heart disease prediction using hybrid machine learning techniques," <text:span text:style-name="Emphasis">IEEE Access</text:span>, vol. 7, pp. 81542-81554, 2019.</text:p>
      <text:p text:style-name="Text_20_body">[36] K. U. Rani, "Analysis of heart diseases dataset using neural network approach," <text:span text:style-name="Emphasis">International Journal of Data Mining &amp; Knowledge Management Process</text:span>, vol. 1, no. 5, pp. 1-8, 2011.</text:p>
      <text:p text:style-name="Text_20_body">[37] J. Patel, D. TejalUpadhyay, and S. Patel, "Heart disease prediction using machine learning and data mining technique," <text:span text:style-name="Emphasis">International Journal of Computer Science and Communication</text:span>, vol. 7, no. 1, pp. 129-137, 2016.</text:p>
      <text:p text:style-name="Text_20_body">[38] G. Chandrashekar and F. Sahin, "A survey on feature selection methods," <text:span text:style-name="Emphasis">Computers &amp; Electrical Engineering</text:span>, vol. 40, no. 1, pp. 16-28, 2014.</text:p>
      <text:p text:style-name="Text_20_body">[39] N. V. Chawla, K. W. Bowyer, L. O. Hall, and W. P. Kegelmeyer, "SMOTE: Synthetic minority over-sampling technique," <text:span text:style-name="Emphasis">Journal of Artificial Intelligence Research</text:span>, vol. 16, pp. 321-357, 2002.</text:p>
      <text:p text:style-name="Text_20_body">[40] L. Breiman, "Random forests," <text:span text:style-name="Emphasis">Machine Learning</text:span>, vol. 45, no. 1, pp. 5-32, 2001.</text:p>
      <text:p text:style-name="Text_20_body">[41] M. Fernandez-Delgado, E. Cernadas, S. Barro, and D. Amorim, "Do we need hundreds of classifiers to solve real world classification problems?," <text:span text:style-name="Emphasis">Journal of Machine Learning Research</text:span>, vol. 15, no. 1, pp. 3133-3181, 2014.</text:p>
      <text:p text:style-name="Text_20_body">[42] T. Chen and C. Guestrin, "XGBoost: A scalable tree boosting system," in <text:span text:style-name="Emphasis">Proc. 22nd ACM SIGKDD Int. Conf. Knowledge Discovery and Data Mining</text:span>, 2016, pp. 785-794.</text:p>
      <text:p text:style-name="Text_20_body">[43] L. Breiman, "Bagging predictors," <text:span text:style-name="Emphasis">Machine Learning</text:span>, vol. 24, no. 2, pp. 123-140, 1996.</text:p>
      <text:p text:style-name="Text_20_body">[44] C.-C. Chang and C.-J. Lin, "LIBSVM: A library for support vector machines," <text:span text:style-name="Emphasis">ACM Transactions on Intelligent Systems and Technology</text:span>, vol. 2, no. 3, pp. 1-27, 2011.</text:p>
      <text:p text:style-name="Text_20_body">[45] J. Bergstra and Y. Bengio, "Random search for hyper-parameter optimization," <text:span text:style-name="Emphasis">Journal of Machine Learning Research</text:span>, vol. 13, pp. 281-305, 2012.</text:p>
      <text:p text:style-name="Text_20_body">[46] J. Snoek, H. Larochelle, and R. P. Adams, "Practical Bayesian optimization of machine learning algorithms," in <text:span text:style-name="Emphasis">Proc. Advances in Neural Information Processing Systems</text:span>, 2012, pp. 2951-2959.</text:p>
      <text:p text:style-name="Text_20_body">[47] I. Guyon and A. Elisseeff, "An introduction to variable and feature selection," <text:span text:style-name="Emphasis">Journal of Machine Learning Research</text:span>, vol. 3, pp. 1157-1182, 2003.</text:p>
      <text:p text:style-name="Text_20_body">[48] L. van der Maaten and G. Hinton, "Visualizing data using t-SNE," <text:span text:style-name="Emphasis">Journal of Machine Learning Research</text:span>, vol. 9, pp. 2579-2605, 2008.</text:p>
      <text:p text:style-name="Text_20_body">[49] U. M. Fayyad and K. B. Irani, "Multi-interval discretization of continuous-valued attributes for classification learning," in <text:span text:style-name="Emphasis">Proc. 13th Int. Joint Conf. Artificial Intelligence</text:span>, 1993, pp. 1022-1027.</text:p>
      <text:p text:style-name="Text_20_body">[50] R. Kohavi, "A study of cross-validation and bootstrap for accuracy estimation and model selection," in <text:span text:style-name="Emphasis">Proc. 14th Int. Joint Conf. Artificial Intelligence</text:span>, 1995, pp. 1137-1143.</text:p>
      <text:p text:style-name="Text_20_body">[51] G. C. Cawley and N. L. C. Talbot, "On over-fitting in model selection and subsequent selection bias in performance evaluation," <text:span text:style-name="Emphasis">Journal of Machine Learning Research</text:span>, vol. 11, pp. 2079-2107, 20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Free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839in" fo:margin-right="0.9839in" fo:margin-top="0.9839in" fo:margin-bottom="0.9839in" style:contextual-spacing="false" fo:line-height="150%" fo:text-indent="0in" style:auto-text-indent="false"/>
      <style:text-properties style:font-name="Times New Roman" fo:font-family="'Times New Roman', serif" fo:font-size="12pt" style:font-name-asian="Times New Roman" style:font-family-asian="'Times New Roman', serif" style:font-size-asian="12pt" style:font-name-complex="Times New Roman" style:font-family-complex="'Times New Roman',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Liberation Sans Unicode MS" fo:font-family="'Liberation Sans Unicode MS'" style:font-pitch="variable" fo:font-size="18pt" fo:font-weight="bold" style:font-size-asian="18pt" style:font-weight-asian="bold" style:font-size-complex="18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 style:font-family-complex="FreeSans" style:font-family-generic-complex="swiss"/>
    </style:style>
    <style:style style:name="Text_20_body" style:display-name="Text body" style:family="paragraph" style:parent-style-name="Standard" style:class="text">
      <style:paragraph-properties fo:margin-top="0in" fo:margin-bottom="0.1665in" style:contextual-spacing="false" fo:text-align="justify" style:justify-single-word="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335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5in" fo:margin-bottom="0.0835in"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FreeSans1" style:font-family-complex="FreeSans" style:font-family-generic-complex="system" style:font-pitch-complex="variable" style:font-size-complex="13pt" style:font-weight-complex="bold"/>
    </style:style>
    <style:style style:name="Heading_20_4" style:display-name="Heading 4" style:family="paragraph" style:parent-style-name="Heading" style:next-style-name="Text_20_body" style:default-outline-level="4" style:list-style-name="" style:class="text">
      <style:paragraph-properties fo:margin-top="0.1665in" fo:margin-bottom="0.0835in" style:contextual-spacing="false"/>
      <style:text-properties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FreeSans1" style:font-family-complex="FreeSans" style:font-family-generic-complex="system" style:font-pitch-complex="variable" style:font-size-complex="12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 meta:paragraph-count="200" meta:word-count="4376" meta:character-count="31210" meta:non-whitespace-character-count="27045"/>
    <meta:generator>LibreOffice/7.3.7.2$Linux_X86_64 LibreOffice_project/30$Build-2</meta:generator>
    <meta:user-defined meta:name=""/>
  </office:meta>
</office:document-meta>
</file>